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464cm" table:align="left"/>
    </style:style>
    <style:style style:name="Tableau1.A" style:family="table-column">
      <style:table-column-properties style:column-width="7.812cm"/>
    </style:style>
    <style:style style:name="Tableau1.B" style:family="table-column">
      <style:table-column-properties style:column-width="1.455cm"/>
    </style:style>
    <style:style style:name="Tableau1.C" style:family="table-column">
      <style:table-column-properties style:column-width="4.196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Preformatted_20_Text">
      <style:paragraph-properties fo:margin-top="0cm" fo:margin-bottom="0.247cm" style:contextual-spacing="false" fo:line-height="115%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Horizontal_20_Line">
      <style:paragraph-properties fo:margin-top="0cm" fo:margin-bottom="0.247cm" style:contextual-spacing="false" fo:line-height="115%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able_20_Heading">
      <style:paragraph-properties fo:margin-top="0cm" fo:margin-bottom="0.247cm" style:contextual-spacing="false" fo:line-height="115%"/>
    </style:style>
    <style:style style:name="P22" style:family="paragraph" style:parent-style-name="Table_20_Contents">
      <style:paragraph-properties fo:margin-top="0cm" fo:margin-bottom="0.247cm" style:contextual-spacing="false" fo:line-height="115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lan InkUp MVP - PRD v2.0 (App mobile + Dashboard web)</text:h>
      <text:h text:style-name="P2" text:outline-level="2">1. Architecture du projet</text:h>
      <text:p text:style-name="Text_20_body"><text:span text:style-name="Strong_20_Emphasis">Un seul projet Flutter</text:span> avec deux cibles :</text:p>
      <text:list text:style-name="L1">
        <text:list-item>
          <text:p text:style-name="P3"><text:span text:style-name="Strong_20_Emphasis">Mobile</text:span> (iOS/Android) : lecture, boutique, profil, découverte, outils auteur.</text:p>
        </text:list-item>
        <text:list-item>
          <text:p text:style-name="P3"><text:span text:style-name="Strong_20_Emphasis">Web</text:span> (Flutter Web) : dashboard pour acheter des InkPoints, s’abonner au Premium auteur (9,99€), voir solde / statut (pas de lien direct depuis l’app vers la page d’achat ; mention « achats gérés sur le compte en ligne »).</text:p>
        </text:list-item>
      </text:list>
      <text:p text:style-name="P4"><text:span text:style-name="Source_20_Text">flowchart LR</text:span></text:p>
      <text:p text:style-name="P4"><text:span text:style-name="Source_20_Text"><text:s text:c="2"/>subgraph client [Clients]</text:span></text:p>
      <text:p text:style-name="P4"><text:span text:style-name="Source_20_Text"><text:s text:c="4"/>App[App Mobile]</text:span></text:p>
      <text:p text:style-name="P4"><text:span text:style-name="Source_20_Text"><text:s text:c="4"/>Web[Dashboard Web]</text:span></text:p>
      <text:p text:style-name="P4"><text:span text:style-name="Source_20_Text"><text:s text:c="2"/>end</text:span></text:p>
      <text:p text:style-name="P4"><text:span text:style-name="Source_20_Text"><text:s text:c="2"/>subgraph backend [Backend]</text:span></text:p>
      <text:p text:style-name="P4"><text:span text:style-name="Source_20_Text"><text:s text:c="4"/>FA[Firebase Auth]</text:span></text:p>
      <text:p text:style-name="P4"><text:span text:style-name="Source_20_Text"><text:s text:c="4"/>FS[Firestore]</text:span></text:p>
      <text:p text:style-name="P4"><text:span text:style-name="Source_20_Text"><text:s text:c="4"/>FSt[Storage]</text:span></text:p>
      <text:p text:style-name="P4"><text:span text:style-name="Source_20_Text"><text:s text:c="2"/>end</text:span></text:p>
      <text:p text:style-name="P4"><text:span text:style-name="Source_20_Text"><text:s text:c="2"/>App --&gt; FA</text:span></text:p>
      <text:p text:style-name="P4"><text:span text:style-name="Source_20_Text"><text:s text:c="2"/>App --&gt; FS</text:span></text:p>
      <text:p text:style-name="P4"><text:span text:style-name="Source_20_Text"><text:s text:c="2"/>App --&gt; FSt</text:span></text:p>
      <text:p text:style-name="P4"><text:span text:style-name="Source_20_Text"><text:s text:c="2"/>Web --&gt; FA</text:span></text:p>
      <text:p text:style-name="P4"><text:span text:style-name="Source_20_Text"><text:s text:c="2"/>Web --&gt; FS</text:span></text:p>
      <text:list text:style-name="L2">
        <text:list-item>
          <text:p text:style-name="P5"><text:span text:style-name="Strong_20_Emphasis">Partagé</text:span> : modèles (user, series, chapter, product, order, InkPoints), services (auth, Firestore, Stripe côté backend), thème/constantes.</text:p>
        </text:list-item>
        <text:list-item>
          <text:p text:style-name="P5"><text:span text:style-name="Strong_20_Emphasis">Conditionnement par plateforme</text:span> : <text:span text:style-name="Source_20_Text">kIsWeb</text:span> / <text:span text:style-name="Source_20_Text">Theme.of(context).platform</text:span> pour afficher soit le shell mobile (navigation bottom/tabs), soit le shell web (pages dashboard).</text:p>
        </text:list-item>
        <text:list-item>
          <text:p text:style-name="P5"><text:span text:style-name="Strong_20_Emphasis">Routing</text:span> : <text:a xlink:type="simple" xlink:href="http://lib/main.dart" text:style-name="Internet_20_link" text:visited-style-name="Visited_20_Internet_20_Link">go_router</text:a> avec routes nommées ; configuration différente selon mobile vs web (ex. <text:span text:style-name="Source_20_Text">/</text:span> = home mobile vs landing dashboard web ; <text:span text:style-name="Source_20_Text">/shop</text:span>, <text:span text:style-name="Source_20_Text">/premium</text:span> pour le web).</text:p>
        </text:list-item>
      </text:list>
      <text:p text:style-name="Text_20_body">Fichiers clés à introduire :</text:p>
      <text:list text:style-name="L3">
        <text:list-item>
          <text:p text:style-name="P6"><text:a xlink:type="simple" xlink:href="http://lib/main.dart" text:style-name="Internet_20_link" text:visited-style-name="Visited_20_Internet_20_Link">lib/main.dart</text:a> : initialisation Firebase, choix du router (mobile vs web) et du <text:span text:style-name="Source_20_Text">MaterialApp.router</text:span>.</text:p>
        </text:list-item>
        <text:list-item>
          <text:p text:style-name="P6"><text:span text:style-name="Source_20_Text">lib/app.dart</text:span> (ou équivalent) : <text:span text:style-name="Source_20_Text">MaterialApp</text:span> avec <text:span text:style-name="Source_20_Text">routerConfig</text:span>, thème commun.</text:p>
        </text:list-item>
        <text:list-item>
          <text:p text:style-name="P6"><text:soft-page-break/><text:span text:style-name="Source_20_Text">lib/core/constants.dart</text:span> (ou <text:span text:style-name="Source_20_Text">config/</text:span>) : constantes (ex. 9,99€ / 11,99€, paliers commission).</text:p>
        </text:list-item>
        <text:list-item>
          <text:p text:style-name="P6"><text:span text:style-name="Source_20_Text">lib/core/theme.dart</text:span> : thème commun (couleurs, typo avec google_fonts).</text:p>
        </text:list-item>
      </text:list>
      <text:p text:style-name="P7"/>
      <text:h text:style-name="P2" text:outline-level="2">2. Modèle de données Firebase (Firestore + Storage)</text:h>
      <text:list text:style-name="L4">
        <text:list-item>
          <text:p text:style-name="P8"><text:span text:style-name="Strong_20_Emphasis">Users</text:span> (document par <text:span text:style-name="Source_20_Text">uid</text:span>) : <text:span text:style-name="Source_20_Text">email</text:span>, <text:span text:style-name="Source_20_Text">displayName</text:span>, <text:span text:style-name="Source_20_Text">photoUrl</text:span>, <text:span text:style-name="Source_20_Text">role</text:span> (reader | author), <text:span text:style-name="Source_20_Text">isPremiumAuthor</text:span> (bool), <text:span text:style-name="Source_20_Text">inkPointsBalance</text:span> (number), <text:span text:style-name="Source_20_Text">stripeCustomerId</text:span> (optionnel, pour physique).</text:p>
        </text:list-item>
        <text:list-item>
          <text:p text:style-name="P8"><text:span text:style-name="Strong_20_Emphasis">Series</text:span> : <text:span text:style-name="Source_20_Text">authorId</text:span>, <text:span text:style-name="Source_20_Text">title</text:span>, <text:span text:style-name="Source_20_Text">description</text:span>, <text:span text:style-name="Source_20_Text">coverUrl</text:span>, <text:span text:style-name="Source_20_Text">isPremiumBoosted</text:span>, <text:span text:style-name="Source_20_Text">createdAt</text:span>, etc.</text:p>
        </text:list-item>
        <text:list-item>
          <text:p text:style-name="P8"><text:span text:style-name="Strong_20_Emphasis">Chapters</text:span> : <text:span text:style-name="Source_20_Text">seriesId</text:span>, <text:span text:style-name="Source_20_Text">title</text:span>, <text:span text:style-name="Source_20_Text">order</text:span>, <text:span text:style-name="Source_20_Text">pageUrls[]</text:span> (Storage), <text:span text:style-name="Source_20_Text">priceInkPoints</text:span> ou <text:span text:style-name="Source_20_Text">isFree</text:span>, <text:span text:style-name="Source_20_Text">freePreviewPageCount</text:span>, <text:span text:style-name="Source_20_Text">watermarkData</text:span> (optionnel, pour tatouage).</text:p>
        </text:list-item>
        <text:list-item>
          <text:p text:style-name="P8"><text:span text:style-name="Strong_20_Emphasis">Products</text:span> (physique) : <text:span text:style-name="Source_20_Text">authorId</text:span>, <text:span text:style-name="Source_20_Text">type</text:span> (album | goodie | dédicace), <text:span text:style-name="Source_20_Text">title</text:span>, <text:span text:style-name="Source_20_Text">price</text:span>, <text:span text:style-name="Source_20_Text">currency</text:span>, <text:span text:style-name="Source_20_Text">stripePriceId</text:span>, <text:span text:style-name="Source_20_Text">imageUrl</text:span>, etc.</text:p>
        </text:list-item>
        <text:list-item>
          <text:p text:style-name="P8"><text:span text:style-name="Strong_20_Emphasis">Orders</text:span> : <text:span text:style-name="Source_20_Text">userId</text:span>, <text:span text:style-name="Source_20_Text">type</text:span> (digital | physical | tips | inkpoints_purchase | premium_subscription), <text:span text:style-name="Source_20_Text">amount</text:span>, <text:span text:style-name="Source_20_Text">inkPointsSpent</text:span> (si achat numérique), <text:span text:style-name="Source_20_Text">items[]</text:span>, <text:span text:style-name="Source_20_Text">createdAt</text:span>. Pour physique : id Stripe, statut.</text:p>
        </text:list-item>
        <text:list-item>
          <text:p text:style-name="P8"><text:span text:style-name="Strong_20_Emphasis">Purchases / Unlocks</text:span> : <text:span text:style-name="Source_20_Text">userId</text:span>, <text:span text:style-name="Source_20_Text">chapterId</text:span> ou <text:span text:style-name="Source_20_Text">seriesId</text:span> (abonnement série), <text:span text:style-name="Source_20_Text">source</text:span> (in_app | web), <text:span text:style-name="Source_20_Text">unlockedAt</text:span>. Pour déblocage cross‑platform après achat sur le web.</text:p>
        </text:list-item>
        <text:list-item>
          <text:p text:style-name="P8"><text:span text:style-name="Strong_20_Emphasis">Tips</text:span> : <text:span text:style-name="Source_20_Text">fromUserId</text:span>, <text:span text:style-name="Source_20_Text">toAuthorId</text:span>, <text:span text:style-name="Source_20_Text">amount</text:span>, <text:span text:style-name="Source_20_Text">message</text:span>, <text:span text:style-name="Source_20_Text">createdAt</text:span>.</text:p>
        </text:list-item>
      </text:list>
      <text:p text:style-name="Text_20_body">Règles Firestore : lecture/écriture selon <text:span text:style-name="Source_20_Text">uid</text:span>, <text:span text:style-name="Source_20_Text">role</text:span> ; champs sensibles (ex. <text:span text:style-name="Source_20_Text">inkPointsBalance</text:span>) mis à jour côté backend (Cloud Functions) après paiement Stripe / web pour éviter la triche.</text:p>
      <text:p text:style-name="Text_20_body">Storage : images couvertures, pages (optimisées), goodies. Structure : <text:span text:style-name="Source_20_Text">covers/{seriesId}</text:span>, <text:span text:style-name="Source_20_Text">chapters/{chapterId}/pages/</text:span>, <text:span text:style-name="Source_20_Text">products/{productId}</text:span>.</text:p>
      <text:p text:style-name="P7"/>
      <text:h text:style-name="P2" text:outline-level="2">3. Authentification et rôles</text:h>
      <text:list text:style-name="L5">
        <text:list-item>
          <text:p text:style-name="P9"><text:span text:style-name="Strong_20_Emphasis">Firebase Auth</text:span> : email/mot de passe + Google Sign-In (<text:a xlink:type="simple" xlink:href="http://pubspec.yaml/" text:style-name="Internet_20_link" text:visited-style-name="Visited_20_Internet_20_Link">pubspec</text:a> a déjà <text:span text:style-name="Source_20_Text">firebase_auth</text:span>, <text:span text:style-name="Source_20_Text">google_sign_in</text:span>).</text:p>
        </text:list-item>
        <text:list-item>
          <text:p text:style-name="P9"><text:span text:style-name="Strong_20_Emphasis">Rôles</text:span> : champ <text:span text:style-name="Source_20_Text">role</text:span> dans le document User (reader | author). Écran « Devenir auteur » pour passer reader → author (création du document + champs auteur).</text:p>
        </text:list-item>
        <text:list-item>
          <text:p text:style-name="P9"><text:span text:style-name="Strong_20_Emphasis">Premium auteur</text:span> : champ <text:span text:style-name="Source_20_Text">isPremiumAuthor</text:span> + date fin d’abonnement ; mis à jour par le dashboard web (Stripe Subscription) via Cloud Function ou appel sécurisé après paiement web.</text:p>
        </text:list-item>
        <text:list-item>
          <text:p text:style-name="P9"><text:soft-page-break/><text:span text:style-name="Strong_20_Emphasis">État global</text:span> : Provider (ou équivalent) pour <text:span text:style-name="Source_20_Text">AuthService</text:span> + <text:span text:style-name="Source_20_Text">UserModel</text:span> (role, isPremiumAuthor, inkPointsBalance) rechargé au login et après chaque achat web (polling ou Firestore listener sur le document user).</text:p>
        </text:list-item>
      </text:list>
      <text:p text:style-name="P7"/>
      <text:h text:style-name="P2" text:outline-level="2">4. Lecture (expérience lecteur) – Mobile</text:h>
      <text:list text:style-name="L6">
        <text:list-item>
          <text:p text:style-name="P10"><text:span text:style-name="Strong_20_Emphasis">Formats</text:span> : vertical (scroll) et horizontal (page à page) ; paramètre utilisateur ou par série. Widget commun : liste d’images (pages) avec <text:span text:style-name="Source_20_Text">PageView</text:span> horizontal ou <text:span text:style-name="Source_20_Text">ListView</text:span> vertical selon le mode. Images depuis Storage via <text:span text:style-name="Source_20_Text">cached_network_image</text:span>, URLs dans le document chapter.</text:p>
        </text:list-item>
        <text:list-item>
          <text:p text:style-name="P10"><text:span text:style-name="Strong_20_Emphasis">Aperçu gratuit</text:span> : <text:span text:style-name="Source_20_Text">freePreviewPageCount</text:span> par chapitre ; afficher uniquement les N premières pages, puis CTA « Débloquer avec InkPoints » ou « Acheter sur le web ».</text:p>
        </text:list-item>
        <text:list-item>
          <text:p text:style-name="P10"><text:span text:style-name="Strong_20_Emphasis">Déblocage</text:span> : vérifier la collection Purchases/Unlocks (ou champ <text:span text:style-name="Source_20_Text">unlockedChapters</text:span> sur User) ; si achat sur le web, le document est créé par le backend après paiement ; l’app affiche le chapitre en entier.</text:p>
        </text:list-item>
        <text:list-item>
          <text:p text:style-name="P10"><text:span text:style-name="Strong_20_Emphasis">Hors-ligne</text:span> : téléchargement des pages (URLs) en local (ex. <text:span text:style-name="Source_20_Text">path_provider</text:span> + fichier par page ou SQLite) pour les chapitres achetés ; écran « Mes téléchargements » et lecture depuis le cache.</text:p>
        </text:list-item>
        <text:list-item>
          <text:p text:style-name="P10"><text:span text:style-name="Strong_20_Emphasis">Protection</text:span> : </text:p>
          <text:list>
            <text:list-item>
              <text:p text:style-name="P10">Anti-capture : sur Android <text:span text:style-name="Source_20_Text">FLAG_SECURE</text:span> sur la fenêtre du lecteur ; sur iOS, pas d’API publique, documenter la limite. </text:p>
            </text:list-item>
            <text:list-item>
              <text:p text:style-name="P10">Watermarking : optionnel pour le MVP ; si présent, images déjà watermarkées côté serveur (ou générées par une Cloud Function) et stockées dans Storage ; l’app affiche ces URLs.</text:p>
            </text:list-item>
          </text:list>
        </text:list-item>
      </text:list>
      <text:p text:style-name="P7"/>
      <text:h text:style-name="P2" text:outline-level="2">5. Système InkPoints et boutique numérique – Mobile</text:h>
      <text:list text:style-name="L7">
        <text:list-item>
          <text:p text:style-name="P11"><text:span text:style-name="Strong_20_Emphasis">InkPoints</text:span> : solde lu depuis <text:span text:style-name="Source_20_Text">User.inkPointsBalance</text:span>. Rechargement uniquement via le <text:span text:style-name="Strong_20_Emphasis">dashboard web</text:span> (pas de lien direct depuis l’app ; message du type « Gérez vos achats et rechargez vos InkPoints sur votre compte en ligne »).</text:p>
        </text:list-item>
        <text:list-item>
          <text:p text:style-name="P11"><text:span text:style-name="Strong_20_Emphasis">Achats in-app (numérique)</text:span> : </text:p>
          <text:list>
            <text:list-item>
              <text:p text:style-name="P11">Vente à l’unité (chapitre), packs de chapitres, abonnement par série. </text:p>
            </text:list-item>
            <text:list-item>
              <text:p text:style-name="P11">Débit en InkPoints (stocké dans Firestore) ; côté backend (Cloud Function ou Firestore rules + sécurité), décrémenter le solde et créer Order + Purchase/Unlock. </text:p>
            </text:list-item>
            <text:list-item>
              <text:p text:style-name="P11">Si l’utilisateur n’a pas assez d’InkPoints, afficher le message pour recharger sur le web.</text:p>
            </text:list-item>
          </text:list>
        </text:list-item>
        <text:list-item>
          <text:p text:style-name="P11"><text:span text:style-name="Strong_20_Emphasis">Prix</text:span> : définis en InkPoints par l’auteur (ex. chapitre = 50 InkPoints). Pas de commission Store sur ces achats si les InkPoints ont été achetés sur le web ; si achat in-app via Store (future option 11,99€), alors appliquer la logique 15% Store + commission InkUp selon le PRD.</text:p>
        </text:list-item>
      </text:list>
      <text:p text:style-name="P7"><text:soft-page-break/></text:p>
      <text:h text:style-name="P2" text:outline-level="2">6. Boutique physique, Stripe et Tips – Mobile</text:h>
      <text:list text:style-name="L8">
        <text:list-item>
          <text:p text:style-name="P12"><text:span text:style-name="Strong_20_Emphasis">Circuit physique</text:span> : pas de commission Store. Intégration <text:span text:style-name="Strong_20_Emphasis">Stripe</text:span> (ou équivalent) : </text:p>
          <text:list>
            <text:list-item>
              <text:p text:style-name="P12">Créer des produits/prix côté Stripe (ou via backend) pour chaque produit physique (album, goodie). </text:p>
            </text:list-item>
            <text:list-item>
              <text:p text:style-name="P12">Dans l’app : liste des produits par auteur (Firestore <text:span text:style-name="Source_20_Text">Products</text:span>), panier, checkout avec Stripe (Stripe SDK Flutter ou Payment Sheet). Les paiements sont traités hors Store ; l’app envoie l’intention au backend (Cloud Function) qui crée la session Stripe et confirme le paiement, puis enregistre la commande dans Firestore.</text:p>
            </text:list-item>
          </text:list>
        </text:list-item>
        <text:list-item>
          <text:p text:style-name="P12"><text:span text:style-name="Strong_20_Emphasis">Commission InkUp</text:span> : 15% ou 5% (Premium) sur le <text:span text:style-name="Strong_20_Emphasis">montant net</text:span> perçu ; calcul côté backend après réception du paiement Stripe (montant net après frais Stripe), puis enregistrement du montant auteur et de la part InkUp.</text:p>
        </text:list-item>
        <text:list-item>
          <text:p text:style-name="P12"><text:span text:style-name="Strong_20_Emphasis">Tips</text:span> : bouton « Envoyer un pourboire » sur le profil auteur ; saisie du montant (et message optionnel) ; paiement Stripe (one-time) ; Cloud Function enregistre la transaction et crédite l’auteur (moins commission).</text:p>
        </text:list-item>
      </text:list>
      <text:p text:style-name="P7"/>
      <text:h text:style-name="P2" text:outline-level="2">7. Dashboard auteur (stats et gestion) – Mobile</text:h>
      <text:list text:style-name="L9">
        <text:list-item>
          <text:p text:style-name="P13"><text:span text:style-name="Strong_20_Emphasis">Tableau de bord</text:span> : écran réservé aux <text:span text:style-name="Source_20_Text">role == author</text:span> : ventes numériques (chapitres/packs débloqués) et ventes physiques (commandes) en temps réel, agrégées par jour/semaine/mois (requêtes Firestore sur Orders + Purchases). </text:p>
          <text:list>
            <text:list-item>
              <text:p text:style-name="P13">Compte gratuit : stats basiques (vues, j’aime si vous ajoutez ces champs). </text:p>
            </text:list-item>
            <text:list-item>
              <text:p text:style-name="P13">Compte Premium : mêmes données + analyses (provenance, séries les plus vendues, etc.) — mêmes collections, requêtes plus riches et UI dédiée.</text:p>
            </text:list-item>
          </text:list>
        </text:list-item>
        <text:list-item>
          <text:p text:style-name="P13"><text:span text:style-name="Strong_20_Emphasis">Gestion des œuvres</text:span> : CRUD séries/chapitres (upload des pages vers Storage, métadonnées dans Firestore), gestion des produits physiques (CRUD), activation/désactivation du watermark par série.</text:p>
        </text:list-item>
      </text:list>
      <text:p text:style-name="P7"/>
      <text:h text:style-name="P2" text:outline-level="2">8. Découverte et référencement – Mobile</text:h>
      <text:list text:style-name="L10">
        <text:list-item>
          <text:p text:style-name="P14"><text:span text:style-name="Strong_20_Emphasis">Page d’accueil</text:span> : liste de séries (couvertures, titres) ; tri/ordre selon un algorithme qui <text:span text:style-name="Strong_20_Emphasis">boost les auteurs Premium</text:span> (<text:span text:style-name="Source_20_Text">isPremiumBoosted</text:span> ou champ dédié) en priorité, puis le reste (date, popularité). Données dans Firestore (séries + agrégats de vues/likes si disponibles).</text:p>
        </text:list-item>
        <text:list-item>
          <text:p text:style-name="P14"><text:span text:style-name="Strong_20_Emphasis">Recherche / catégories</text:span> : recherche par titre/auteur ; filtres optionnels (genre, gratuit / payant). Requêtes Firestore avec index adaptés.</text:p>
        </text:list-item>
      </text:list>
      <text:p text:style-name="P7"/>
      <text:h text:style-name="P2" text:outline-level="2">9. Social et Snips – Mobile</text:h>
      <text:list text:style-name="L11">
        <text:list-item>
          <text:p text:style-name="P15"><text:span text:style-name="Strong_20_Emphasis">Partage viral</text:span> : génération de « Snips » (extraits stylisés pour Instagram/TikTok). </text:p>
          <text:list>
            <text:list-item>
              <text:p text:style-name="P15"><text:soft-page-break/>Flux : sélection d’une plage de pages (ou une page) dans le lecteur → génération d’une image (screenshot ou composition avec overlay texte/logo InkUp) → partage via <text:span text:style-name="Source_20_Text">share_plus</text:span> (ou équivalent). </text:p>
            </text:list-item>
            <text:list-item>
              <text:p text:style-name="P15">Optionnel : template avec cadre, titre de la série, logo InkUp ; rendu avec un package de rendu (ex. widget → image via <text:span text:style-name="Source_20_Text">RepaintBoundary</text:span> + <text:span text:style-name="Source_20_Text">toImage</text:span> ou package dédié).</text:p>
            </text:list-item>
          </text:list>
        </text:list-item>
      </text:list>
      <text:p text:style-name="P7"/>
      <text:h text:style-name="P2" text:outline-level="2">10. Dashboard Web (Flutter Web)</text:h>
      <text:list text:style-name="L12">
        <text:list-item>
          <text:p text:style-name="P16"><text:span text:style-name="Strong_20_Emphasis">Pages</text:span> : </text:p>
          <text:list>
            <text:list-item>
              <text:p text:style-name="P16">Landing / Connexion (réutilisation Firebase Auth). </text:p>
            </text:list-item>
            <text:list-item>
              <text:p text:style-name="P16">Compte : solde InkPoints, lien « Recharger des InkPoints » (bonus +10% sur le web), statut abonnement Premium auteur. </text:p>
            </text:list-item>
            <text:list-item>
              <text:p text:style-name="P16">Achat InkPoints : choix du montant, paiement Stripe (one-time), puis Cloud Function crédite <text:span text:style-name="Source_20_Text">inkPointsBalance</text:span> (+10% bonus). </text:p>
            </text:list-item>
            <text:list-item>
              <text:p text:style-name="P16">Abonnement Premium auteur : 9,99€/mois (Stripe Subscription) ; après webhook Stripe, Cloud Function met à jour <text:span text:style-name="Source_20_Text">isPremiumAuthor</text:span> et date de fin.</text:p>
            </text:list-item>
          </text:list>
        </text:list-item>
        <text:list-item>
          <text:p text:style-name="P16"><text:span text:style-name="Strong_20_Emphasis">Navigation</text:span> : routing web dédié (ex. <text:span text:style-name="Source_20_Text">/</text:span>, <text:span text:style-name="Source_20_Text">/login</text:span>, <text:span text:style-name="Source_20_Text">/account</text:span>, <text:span text:style-name="Source_20_Text">/buy-inkpoints</text:span>, <text:span text:style-name="Source_20_Text">/premium</text:span>) sans lien direct depuis l’app (conformément aux règles Store).</text:p>
        </text:list-item>
        <text:list-item>
          <text:p text:style-name="P16"><text:span text:style-name="Strong_20_Emphasis">Responsive</text:span> : layout adapté desktop/tablette pour un usage « site de compte » et paiement.</text:p>
        </text:list-item>
      </text:list>
      <text:p text:style-name="P7"/>
      <text:h text:style-name="P2" text:outline-level="2">11. Intégration cross‑platform (web → app)</text:h>
      <text:list text:style-name="L13">
        <text:list-item>
          <text:p text:style-name="P17"><text:span text:style-name="Strong_20_Emphasis">Déblocage après achat web</text:span> : lorsqu’un utilisateur achète des InkPoints ou s’abonne sur le web, les Cloud Functions mettent à jour Firestore (User, Orders). L’app mobile écoute le document User (ou les Purchases) ; le solde et les déblocages sont visibles immédiatement sans redémarrage.</text:p>
        </text:list-item>
        <text:list-item>
          <text:p text:style-name="P17"><text:span text:style-name="Strong_20_Emphasis">Prix différenciés</text:span> : côté web, afficher 9,99€ pour Premium ; si un jour vous proposez l’abonnement in-app (11,99€), l’app affichera ce prix ; la logique « préférentiel sur le web » est dans la présentation et les textes (ex. « Économisez en souscrivant sur inkup.fr »).</text:p>
        </text:list-item>
      </text:list>
      <text:p text:style-name="P7"/>
      <text:h text:style-name="P2" text:outline-level="2">12. Performance et optimisations</text:h>
      <text:list text:style-name="L14">
        <text:list-item>
          <text:p text:style-name="P18"><text:span text:style-name="Strong_20_Emphasis">Images</text:span> : </text:p>
          <text:list>
            <text:list-item>
              <text:p text:style-name="P18">Stocker des variantes optimisées (résolution réduite pour listes, pleine résolution pour le lecteur) ou utiliser des URLs Firestore qui pointent vers des images déjà redimensionnées (Cloud Functions ou Firebase Extensions). </text:p>
            </text:list-item>
            <text:list-item>
              <text:p text:style-name="P18"><text:a xlink:type="simple" xlink:href="http://pubspec.yaml/" text:style-name="Internet_20_link" text:visited-style-name="Visited_20_Internet_20_Link">cached_network_image</text:a> déjà présent ; l’utiliser partout pour les couvertures et pages.</text:p>
            </text:list-item>
          </text:list>
        </text:list-item>
        <text:list-item>
          <text:p text:style-name="P18"><text:soft-page-break/><text:span text:style-name="Strong_20_Emphasis">Pagination</text:span> : listes (séries, chapitres, commandes) en pagination Firestore (limit + startAfter) pour limiter les lectures.</text:p>
        </text:list-item>
        <text:list-item>
          <text:p text:style-name="P18"><text:span text:style-name="Strong_20_Emphasis">Offline</text:span> : activer la persistance Firestore pour les données de catalogue et le profil ; lecture hors-ligne des chapitres téléchargés comme en §4.</text:p>
        </text:list-item>
      </text:list>
      <text:p text:style-name="P7"/>
      <text:h text:style-name="P2" text:outline-level="2">13. Dépendances et ajouts techniques</text:h>
      <text:list text:style-name="L15">
        <text:list-item>
          <text:p text:style-name="P19"><text:span text:style-name="Strong_20_Emphasis">À ajouter</text:span> dans <text:a xlink:type="simple" xlink:href="http://pubspec.yaml/" text:style-name="Internet_20_link" text:visited-style-name="Visited_20_Internet_20_Link">pubspec.yaml</text:a> : </text:p>
          <text:list>
            <text:list-item>
              <text:p text:style-name="P19">Stripe : <text:span text:style-name="Source_20_Text">flutter_stripe</text:span> (ou Stripe REST via Cloud Functions uniquement ; alors l’app envoie juste les métadonnées et ouvre une URL ou utilise un backend proxy). </text:p>
            </text:list-item>
            <text:list-item>
              <text:p text:style-name="P19">Partage : <text:span text:style-name="Source_20_Text">share_plus</text:span>. </text:p>
            </text:list-item>
            <text:list-item>
              <text:p text:style-name="P19">Stockage local (téléchargements) : <text:span text:style-name="Source_20_Text">path_provider</text:span>, <text:span text:style-name="Source_20_Text">sqflite</text:span> ou <text:span text:style-name="Source_20_Text">hive</text:span> pour métadonnées des chapitres téléchargés. </text:p>
            </text:list-item>
            <text:list-item>
              <text:p text:style-name="P19">Optionnel : <text:span text:style-name="Source_20_Text">screenshot</text:span> ou <text:span text:style-name="Source_20_Text">widget_to_image</text:span> pour les Snips.</text:p>
            </text:list-item>
          </text:list>
        </text:list-item>
        <text:list-item>
          <text:p text:style-name="P19"><text:span text:style-name="Strong_20_Emphasis">Backend</text:span> : Cloud Functions (Node.js ou Dart) pour : création de sessions Stripe, webhooks Stripe (paiement réussi → mise à jour Firestore, commission), crédit InkPoints après achat web, mise à jour Premium auteur. Les fonctions sont hors du repo Flutter mais à prévoir dans l’architecture.</text:p>
        </text:list-item>
      </text:list>
      <text:p text:style-name="P7"/>
      <text:h text:style-name="P2" text:outline-level="2">14. Ordre d’implémentation suggéré (dans un plan unique)</text:h>
      <text:p text:style-name="Text_20_body">Pour construire le tout de manière cohérente :</text:p>
      <text:list text:style-name="L16">
        <text:list-item>
          <text:p text:style-name="P20"><text:span text:style-name="Strong_20_Emphasis">Core</text:span> : Firebase init, Auth (email + Google), modèle User et rôles, routing (go_router) mobile vs web, thème.</text:p>
        </text:list-item>
        <text:list-item>
          <text:p text:style-name="P20"><text:span text:style-name="Strong_20_Emphasis">Données</text:span> : structure Firestore (users, series, chapters, products, orders, purchases), règles de sécurité, Storage (structure d’upload).</text:p>
        </text:list-item>
        <text:list-item>
          <text:p text:style-name="P20"><text:span text:style-name="Strong_20_Emphasis">Mobile – Lecture</text:span> : écran lecteur (vertical/horizontal), aperçu gratuit, déblocage via Firestore, puis hors-ligne (téléchargement + cache).</text:p>
        </text:list-item>
        <text:list-item>
          <text:p text:style-name="P20"><text:span text:style-name="Strong_20_Emphasis">Mobile – InkPoints &amp; numérique</text:span> : affichage du solde, achat de chapitre en InkPoints (débit côté backend), message « Rechargez sur le web ».</text:p>
        </text:list-item>
        <text:list-item>
          <text:p text:style-name="P20"><text:span text:style-name="Strong_20_Emphasis">Web – Dashboard</text:span> : auth, page compte, achat InkPoints (Stripe), abonnement Premium (Stripe Subscription), Cloud Functions pour crédit et Premium.</text:p>
        </text:list-item>
        <text:list-item>
          <text:p text:style-name="P20"><text:span text:style-name="Strong_20_Emphasis">Mobile – Boutique physique &amp; Tips</text:span> : produits, panier, Stripe Checkout, Tips ; Cloud Functions pour commissions et enregistrement.</text:p>
        </text:list-item>
        <text:list-item>
          <text:p text:style-name="P20"><text:span text:style-name="Strong_20_Emphasis">Auteur</text:span> : dashboard stats (mobile), CRUD séries/chapitres/produits, protection (anti-capture, watermark si prévu).</text:p>
        </text:list-item>
        <text:list-item>
          <text:p text:style-name="P20"><text:span text:style-name="Strong_20_Emphasis">Découverte</text:span> : accueil avec algorithme (boost Premium), recherche.</text:p>
        </text:list-item>
        <text:list-item>
          <text:p text:style-name="P20"><text:soft-page-break/><text:span text:style-name="Strong_20_Emphasis">Snips</text:span> : génération d’image + partage.</text:p>
        </text:list-item>
        <text:list-item>
          <text:p text:style-name="P20"><text:span text:style-name="Strong_20_Emphasis">Polish</text:span> : optimisations images, offline, tests critiques.</text:p>
        </text:list-item>
      </text:list>
      <text:p text:style-name="P7"/>
      <text:h text:style-name="P2" text:outline-level="2">Résumé des livrabl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1">Domaine</text:p>
          </table:table-cell>
          <table:table-cell table:style-name="Tableau1.A1" office:value-type="string">
            <text:p text:style-name="P21">Mobile</text:p>
          </table:table-cell>
          <table:table-cell table:style-name="Tableau1.A1" office:value-type="string">
            <text:p text:style-name="P21">Web</text:p>
          </table:table-cell>
        </table:table-row>
        <table:table-row>
          <table:table-cell table:style-name="Tableau1.A1" office:value-type="string">
            <text:p text:style-name="P22">Auth &amp; rôles</text:p>
          </table:table-cell>
          <table:table-cell table:style-name="Tableau1.A1" office:value-type="string">
            <text:p text:style-name="P22">X</text:p>
          </table:table-cell>
          <table:table-cell table:style-name="Tableau1.A1" office:value-type="string">
            <text:p text:style-name="P22">X</text:p>
          </table:table-cell>
        </table:table-row>
        <table:table-row>
          <table:table-cell table:style-name="Tableau1.A1" office:value-type="string">
            <text:p text:style-name="P22">Lecture (vertical/horizontal, offline, aperçu)</text:p>
          </table:table-cell>
          <table:table-cell table:style-name="Tableau1.A1" office:value-type="string">
            <text:p text:style-name="P22">X</text:p>
          </table:table-cell>
          <table:table-cell table:style-name="Tableau1.A1" office:value-type="string">
            <text:p text:style-name="P22">-</text:p>
          </table:table-cell>
        </table:table-row>
        <table:table-row>
          <table:table-cell table:style-name="Tableau1.A1" office:value-type="string">
            <text:p text:style-name="P22">InkPoints (affichage, dépense in-app)</text:p>
          </table:table-cell>
          <table:table-cell table:style-name="Tableau1.A1" office:value-type="string">
            <text:p text:style-name="P22">X</text:p>
          </table:table-cell>
          <table:table-cell table:style-name="Tableau1.A1" office:value-type="string">
            <text:p text:style-name="P22">Recharge + bonus 10%</text:p>
          </table:table-cell>
        </table:table-row>
        <table:table-row>
          <table:table-cell table:style-name="Tableau1.A1" office:value-type="string">
            <text:p text:style-name="P22">Boutique numérique (unité, packs, abo série)</text:p>
          </table:table-cell>
          <table:table-cell table:style-name="Tableau1.A1" office:value-type="string">
            <text:p text:style-name="P22">X</text:p>
          </table:table-cell>
          <table:table-cell table:style-name="Tableau1.A1" office:value-type="string">
            <text:p text:style-name="P22">-</text:p>
          </table:table-cell>
        </table:table-row>
        <table:table-row>
          <table:table-cell table:style-name="Tableau1.A1" office:value-type="string">
            <text:p text:style-name="P22">Boutique physique + Tips (Stripe)</text:p>
          </table:table-cell>
          <table:table-cell table:style-name="Tableau1.A1" office:value-type="string">
            <text:p text:style-name="P22">X</text:p>
          </table:table-cell>
          <table:table-cell table:style-name="Tableau1.A1" office:value-type="string">
            <text:p text:style-name="P22">-</text:p>
          </table:table-cell>
        </table:table-row>
        <table:table-row>
          <table:table-cell table:style-name="Tableau1.A1" office:value-type="string">
            <text:p text:style-name="P22">Dashboard auteur (stats, CRUD)</text:p>
          </table:table-cell>
          <table:table-cell table:style-name="Tableau1.A1" office:value-type="string">
            <text:p text:style-name="P22">X</text:p>
          </table:table-cell>
          <table:table-cell table:style-name="Tableau1.A1" office:value-type="string">
            <text:p text:style-name="P22">-</text:p>
          </table:table-cell>
        </table:table-row>
        <table:table-row>
          <table:table-cell table:style-name="Tableau1.A1" office:value-type="string">
            <text:p text:style-name="P22">Découverte (accueil, boost Premium)</text:p>
          </table:table-cell>
          <table:table-cell table:style-name="Tableau1.A1" office:value-type="string">
            <text:p text:style-name="P22">X</text:p>
          </table:table-cell>
          <table:table-cell table:style-name="Tableau1.A1" office:value-type="string">
            <text:p text:style-name="P22">-</text:p>
          </table:table-cell>
        </table:table-row>
        <table:table-row>
          <table:table-cell table:style-name="Tableau1.A1" office:value-type="string">
            <text:p text:style-name="P22">Snips (partage)</text:p>
          </table:table-cell>
          <table:table-cell table:style-name="Tableau1.A1" office:value-type="string">
            <text:p text:style-name="P22">X</text:p>
          </table:table-cell>
          <table:table-cell table:style-name="Tableau1.A1" office:value-type="string">
            <text:p text:style-name="P22">-</text:p>
          </table:table-cell>
        </table:table-row>
        <table:table-row>
          <table:table-cell table:style-name="Tableau1.A1" office:value-type="string">
            <text:p text:style-name="P22">Premium auteur 9,99€</text:p>
          </table:table-cell>
          <table:table-cell table:style-name="Tableau1.A1" office:value-type="string">
            <text:p text:style-name="P22">-</text:p>
          </table:table-cell>
          <table:table-cell table:style-name="Tableau1.A1" office:value-type="string">
            <text:p text:style-name="P22">X (abonnement)</text:p>
          </table:table-cell>
        </table:table-row>
        <table:table-row>
          <table:table-cell table:style-name="Tableau1.A1" office:value-type="string">
            <text:p text:style-name="P22">Protection (anti-capture, watermark)</text:p>
          </table:table-cell>
          <table:table-cell table:style-name="Tableau1.A1" office:value-type="string">
            <text:p text:style-name="P22">X</text:p>
          </table:table-cell>
          <table:table-cell table:style-name="Tableau1.A1" office:value-type="string">
            <text:p text:style-name="P22">-</text:p>
          </table:table-cell>
        </table:table-row>
      </table:table>
      <text:p text:style-name="Text_20_body">Ce plan reste un plan unique ; l’implémentation pourra être découpée en tâches (branches/sprints) en suivant l’ordre du §14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3T22:55:07.175582700</meta:creation-date>
    <meta:print-date>2026-02-03T22:56:08.892551800</meta:print-date>
    <meta:printed-by>Fichiers PDF</meta:printed-by>
    <dc:date>2026-02-03T23:10:43.516304600</dc:date>
    <meta:editing-duration>PT54S</meta:editing-duration>
    <meta:editing-cycles>2</meta:editing-cycles>
    <meta:generator>LibreOffice/25.2.7.2$Windows_X86_64 LibreOffice_project/5cbfd1ab6520636bb5f7b99185aa69bd7456825d</meta:generator>
    <meta:document-statistic meta:table-count="1" meta:image-count="0" meta:object-count="0" meta:page-count="7" meta:paragraph-count="147" meta:word-count="1916" meta:character-count="12478" meta:non-whitespace-character-count="10721"/>
  </office:meta>
</office:document-meta>
</file>